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f6872" officeooo:paragraph-rsid="001f6872"/>
    </style:style>
    <style:style style:name="P7" style:family="paragraph" style:parent-style-name="Standard">
      <style:text-properties officeooo:rsid="00208419" officeooo:paragraph-rsid="00223257"/>
    </style:style>
    <style:style style:name="P8" style:family="paragraph" style:parent-style-name="Standard">
      <style:text-properties officeooo:rsid="0024f561" officeooo:paragraph-rsid="0024f561"/>
    </style:style>
    <style:style style:name="P9" style:family="paragraph" style:parent-style-name="Standard">
      <style:text-properties officeooo:rsid="00253e8b" officeooo:paragraph-rsid="00253e8b"/>
    </style:style>
    <style:style style:name="P10" style:family="paragraph" style:parent-style-name="Standard">
      <style:text-properties officeooo:rsid="00279658" officeooo:paragraph-rsid="00279658"/>
    </style:style>
    <style:style style:name="P11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2995aa" officeooo:paragraph-rsid="002995aa"/>
    </style:style>
    <style:style style:name="P20" style:family="paragraph" style:parent-style-name="Standard">
      <style:text-properties officeooo:rsid="002a7341" officeooo:paragraph-rsid="002a7341"/>
    </style:style>
    <style:style style:name="P21" style:family="paragraph" style:parent-style-name="Standard">
      <style:text-properties officeooo:rsid="002b9dcd" officeooo:paragraph-rsid="002b9dcd"/>
    </style:style>
    <style:style style:name="P22" style:family="paragraph" style:parent-style-name="Standard">
      <style:text-properties officeooo:rsid="00331b5d" officeooo:paragraph-rsid="00331b5d"/>
    </style:style>
    <style:style style:name="P23" style:family="paragraph" style:parent-style-name="Standard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>
      <style:text-properties officeooo:rsid="003a0c67" officeooo:paragraph-rsid="003a0c67"/>
    </style:style>
    <style:style style:name="P26" style:family="paragraph" style:parent-style-name="Standard">
      <style:text-properties officeooo:rsid="003c4351" officeooo:paragraph-rsid="003c4351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42ee25" officeooo:paragraph-rsid="0042ee25"/>
    </style:style>
    <style:style style:name="P29" style:family="paragraph" style:parent-style-name="Standard">
      <style:text-properties officeooo:rsid="004075c8" officeooo:paragraph-rsid="004075c8"/>
    </style:style>
    <style:style style:name="P30" style:family="paragraph" style:parent-style-name="Standard">
      <style:text-properties officeooo:rsid="0043fa0a" officeooo:paragraph-rsid="0043fa0a"/>
    </style:style>
    <style:style style:name="P31" style:family="paragraph" style:parent-style-name="Standard">
      <style:text-properties officeooo:rsid="0048ec9f" officeooo:paragraph-rsid="0048ec9f"/>
    </style:style>
    <style:style style:name="P32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4adb25" officeooo:paragraph-rsid="004adb25"/>
    </style:style>
    <style:style style:name="P34" style:family="paragraph" style:parent-style-name="Standard">
      <style:text-properties officeooo:rsid="004e3bad" officeooo:paragraph-rsid="004e3bad"/>
    </style:style>
    <style:style style:name="P35" style:family="paragraph" style:parent-style-name="Standard">
      <style:text-properties officeooo:rsid="004f9f9e" officeooo:paragraph-rsid="004f9f9e"/>
    </style:style>
    <style:style style:name="P36" style:family="paragraph" style:parent-style-name="Standard">
      <style:text-properties officeooo:rsid="00507e50" officeooo:paragraph-rsid="00507e50"/>
    </style:style>
    <style:style style:name="P37" style:family="paragraph" style:parent-style-name="Standard">
      <style:text-properties officeooo:rsid="00538365" officeooo:paragraph-rsid="00538365"/>
    </style:style>
    <style:style style:name="P38" style:family="paragraph" style:parent-style-name="Standard">
      <style:text-properties officeooo:rsid="0054221a" officeooo:paragraph-rsid="0054221a"/>
    </style:style>
    <style:style style:name="P39" style:family="paragraph" style:parent-style-name="Standard">
      <style:text-properties officeooo:rsid="0055075b" officeooo:paragraph-rsid="0055075b"/>
    </style:style>
    <style:style style:name="P40" style:family="paragraph" style:parent-style-name="Standard">
      <style:text-properties officeooo:rsid="0055c004" officeooo:paragraph-rsid="0055c004"/>
    </style:style>
    <style:style style:name="P41" style:family="paragraph" style:parent-style-name="Standard">
      <style:text-properties officeooo:rsid="0058e43e" officeooo:paragraph-rsid="0058e43e"/>
    </style:style>
    <style:style style:name="P42" style:family="paragraph" style:parent-style-name="Standard">
      <style:text-properties officeooo:rsid="005a6050" officeooo:paragraph-rsid="005a6050"/>
    </style:style>
    <style:style style:name="P43" style:family="paragraph" style:parent-style-name="Standard">
      <style:text-properties officeooo:rsid="005a6050" officeooo:paragraph-rsid="00663f9c"/>
    </style:style>
    <style:style style:name="P44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719819" officeooo:paragraph-rsid="00719819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60abb0" officeooo:paragraph-rsid="0060abb0"/>
    </style:style>
    <style:style style:name="P47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48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49" style:family="paragraph" style:parent-style-name="Standard">
      <style:text-properties officeooo:rsid="00628547" officeooo:paragraph-rsid="00628547"/>
    </style:style>
    <style:style style:name="P50" style:family="paragraph" style:parent-style-name="Standard">
      <style:text-properties officeooo:rsid="00635bc7" officeooo:paragraph-rsid="00635bc7"/>
    </style:style>
    <style:style style:name="P51" style:family="paragraph" style:parent-style-name="Standard">
      <style:text-properties officeooo:rsid="00635bc7" officeooo:paragraph-rsid="0068c246"/>
    </style:style>
    <style:style style:name="P52" style:family="paragraph" style:parent-style-name="Standard">
      <style:text-properties officeooo:rsid="00663f9c" officeooo:paragraph-rsid="00663f9c"/>
    </style:style>
    <style:style style:name="P53" style:family="paragraph" style:parent-style-name="Standard">
      <style:text-properties officeooo:paragraph-rsid="0068c246"/>
    </style:style>
    <style:style style:name="P54" style:family="paragraph" style:parent-style-name="Standard">
      <style:text-properties officeooo:rsid="0068c246" officeooo:paragraph-rsid="0068c246"/>
    </style:style>
    <style:style style:name="P55" style:family="paragraph" style:parent-style-name="Standard">
      <style:text-properties officeooo:rsid="006a2d08" officeooo:paragraph-rsid="006a2d08"/>
    </style:style>
    <style:style style:name="P56" style:family="paragraph" style:parent-style-name="Standard">
      <style:text-properties officeooo:rsid="006b02ae" officeooo:paragraph-rsid="006b02ae"/>
    </style:style>
    <style:style style:name="P57" style:family="paragraph" style:parent-style-name="Standard">
      <style:text-properties officeooo:rsid="006c7fa5" officeooo:paragraph-rsid="006c7fa5"/>
    </style:style>
    <style:style style:name="P58" style:family="paragraph" style:parent-style-name="Standard">
      <style:text-properties officeooo:rsid="006e3d7d" officeooo:paragraph-rsid="006e3d7d"/>
    </style:style>
    <style:style style:name="P59" style:family="paragraph" style:parent-style-name="Standard">
      <style:text-properties officeooo:rsid="006f4b3b" officeooo:paragraph-rsid="006f4b3b"/>
    </style:style>
    <style:style style:name="P60" style:family="paragraph" style:parent-style-name="Standard">
      <style:text-properties officeooo:rsid="00719819" officeooo:paragraph-rsid="00719819"/>
    </style:style>
    <style:style style:name="P61" style:family="paragraph" style:parent-style-name="Standard">
      <style:text-properties officeooo:rsid="007e7d5e" officeooo:paragraph-rsid="007e7d5e"/>
    </style:style>
    <style:style style:name="P62" style:family="paragraph" style:parent-style-name="Standard">
      <style:text-properties officeooo:rsid="007fa270" officeooo:paragraph-rsid="00719819"/>
    </style:style>
    <style:style style:name="P63" style:family="paragraph" style:parent-style-name="Standard">
      <style:text-properties officeooo:rsid="007fa270" officeooo:paragraph-rsid="007fa270"/>
    </style:style>
    <style:style style:name="P64" style:family="paragraph" style:parent-style-name="Standard" style:list-style-name="L1">
      <style:text-properties officeooo:rsid="00223257" officeooo:paragraph-rsid="00223257"/>
    </style:style>
    <style:style style:name="P65" style:family="paragraph" style:parent-style-name="Standard" style:list-style-name="L1">
      <style:text-properties officeooo:rsid="0022d66b" officeooo:paragraph-rsid="0022d66b"/>
    </style:style>
    <style:style style:name="P66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67" style:family="paragraph" style:parent-style-name="Standard" style:list-style-name="L2">
      <style:text-properties officeooo:rsid="002995aa" officeooo:paragraph-rsid="002995aa"/>
    </style:style>
    <style:style style:name="P68" style:family="paragraph" style:parent-style-name="Standard" style:list-style-name="L3">
      <style:text-properties officeooo:rsid="00344b31" officeooo:paragraph-rsid="00344b31"/>
    </style:style>
    <style:style style:name="P69" style:family="paragraph" style:parent-style-name="Standard" style:list-style-name="L4">
      <style:text-properties officeooo:rsid="003855ef" officeooo:paragraph-rsid="003855ef"/>
    </style:style>
    <style:style style:name="P70" style:family="paragraph" style:parent-style-name="Standard" style:list-style-name="L4">
      <style:text-properties officeooo:rsid="0038aa10" officeooo:paragraph-rsid="0038aa10"/>
    </style:style>
    <style:style style:name="P71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74" style:family="paragraph" style:parent-style-name="Standard" style:list-style-name="L6">
      <style:text-properties officeooo:rsid="004e3bad" officeooo:paragraph-rsid="004e3bad"/>
    </style:style>
    <style:style style:name="P75" style:family="paragraph" style:parent-style-name="Standard" style:list-style-name="L7">
      <style:text-properties officeooo:rsid="004f9f9e" officeooo:paragraph-rsid="004f9f9e"/>
    </style:style>
    <style:style style:name="P76" style:family="paragraph" style:parent-style-name="Standard" style:list-style-name="L8">
      <style:text-properties officeooo:rsid="00507e50" officeooo:paragraph-rsid="00507e50"/>
    </style:style>
    <style:style style:name="P77" style:family="paragraph" style:parent-style-name="Standard" style:list-style-name="L9">
      <style:text-properties officeooo:rsid="0060abb0" officeooo:paragraph-rsid="0060abb0"/>
    </style:style>
    <style:style style:name="P78" style:family="paragraph" style:parent-style-name="Standard" style:list-style-name="L9">
      <style:text-properties officeooo:rsid="00628547" officeooo:paragraph-rsid="00628547"/>
    </style:style>
    <style:style style:name="P79" style:family="paragraph" style:parent-style-name="Standard" style:list-style-name="L10">
      <style:text-properties officeooo:rsid="0068c246" officeooo:paragraph-rsid="0068c246"/>
    </style:style>
    <style:style style:name="P80" style:family="paragraph" style:parent-style-name="Standard" style:list-style-name="L11">
      <style:text-properties officeooo:rsid="0068c246" officeooo:paragraph-rsid="0068c246"/>
    </style:style>
    <style:style style:name="P81" style:family="paragraph" style:parent-style-name="Standard" style:list-style-name="L12">
      <style:text-properties officeooo:rsid="00635bc7" officeooo:paragraph-rsid="00635bc7"/>
    </style:style>
    <style:style style:name="P82" style:family="paragraph" style:parent-style-name="Standard" style:list-style-name="L13">
      <style:text-properties officeooo:rsid="007ca59b" officeooo:paragraph-rsid="007ca59b"/>
    </style:style>
    <style:style style:name="P83" style:family="paragraph" style:parent-style-name="Standard" style:list-style-name="L13">
      <style:text-properties officeooo:rsid="007e7d5e" officeooo:paragraph-rsid="007e7d5e"/>
    </style:style>
    <style:style style:name="P84" style:family="paragraph" style:parent-style-name="Standard">
      <style:text-properties officeooo:rsid="00824e84" officeooo:paragraph-rsid="00824e84"/>
    </style:style>
    <style:style style:name="P85" style:family="paragraph" style:parent-style-name="Standard">
      <style:text-properties fo:font-size="16pt" fo:font-weight="bold" officeooo:rsid="00824e84" officeooo:paragraph-rsid="00824e84" style:font-size-asian="16pt" style:font-weight-asian="bold" style:font-size-complex="16pt" style:font-weight-complex="bold"/>
    </style:style>
    <style:style style:name="P86" style:family="paragraph" style:parent-style-name="Standard">
      <style:text-properties fo:font-size="16pt" fo:font-weight="bold" officeooo:rsid="00890fc3" officeooo:paragraph-rsid="00890fc3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8df706" officeooo:paragraph-rsid="008df706" style:font-size-asian="16pt" style:font-weight-asian="bold" style:font-size-complex="16pt" style:font-weight-complex="bold"/>
    </style:style>
    <style:style style:name="P88" style:family="paragraph" style:parent-style-name="Standard">
      <style:text-properties officeooo:rsid="00842b2a" officeooo:paragraph-rsid="00842b2a"/>
    </style:style>
    <style:style style:name="P89" style:family="paragraph" style:parent-style-name="Standard">
      <style:text-properties officeooo:rsid="00871af6" officeooo:paragraph-rsid="00871af6"/>
    </style:style>
    <style:style style:name="P90" style:family="paragraph" style:parent-style-name="Standard">
      <style:text-properties officeooo:rsid="0088c019" officeooo:paragraph-rsid="0088c019"/>
    </style:style>
    <style:style style:name="P91" style:family="paragraph" style:parent-style-name="Standard">
      <style:text-properties officeooo:rsid="00890fc3" officeooo:paragraph-rsid="00890fc3"/>
    </style:style>
    <style:style style:name="P92" style:family="paragraph" style:parent-style-name="Standard">
      <style:text-properties officeooo:rsid="008a823f" officeooo:paragraph-rsid="008a823f"/>
    </style:style>
    <style:style style:name="P93" style:family="paragraph" style:parent-style-name="Standard">
      <style:text-properties officeooo:rsid="008df706" officeooo:paragraph-rsid="008df706"/>
    </style:style>
    <style:style style:name="P94" style:family="paragraph" style:parent-style-name="Standard">
      <style:text-properties officeooo:rsid="008f0488" officeooo:paragraph-rsid="008f0488"/>
    </style:style>
    <style:style style:name="P95" style:family="paragraph" style:parent-style-name="Standard" style:list-style-name="L14">
      <style:text-properties officeooo:rsid="008f0488" officeooo:paragraph-rsid="008f0488"/>
    </style:style>
    <style:style style:name="P96" style:family="paragraph" style:parent-style-name="Standard">
      <style:text-properties officeooo:rsid="008fc826" officeooo:paragraph-rsid="008fc826"/>
    </style:style>
    <style:style style:name="P97" style:family="paragraph" style:parent-style-name="Standard">
      <style:text-properties officeooo:rsid="00904fe0" officeooo:paragraph-rsid="00904fe0"/>
    </style:style>
    <style:style style:name="P98" style:family="paragraph" style:parent-style-name="Standard" style:list-style-name="L14">
      <style:text-properties officeooo:rsid="00930ec9" officeooo:paragraph-rsid="00930ec9"/>
    </style:style>
    <style:style style:name="P99" style:family="paragraph" style:parent-style-name="Standard">
      <style:text-properties officeooo:rsid="00932ce9" officeooo:paragraph-rsid="00932ce9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officeooo:rsid="00331b5d"/>
    </style:style>
    <style:style style:name="T14" style:family="text">
      <style:text-properties officeooo:rsid="003685c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1b5d" style:font-weight-asian="bold" style:font-weight-complex="bold"/>
    </style:style>
    <style:style style:name="T17" style:family="text">
      <style:text-properties officeooo:rsid="004075c8"/>
    </style:style>
    <style:style style:name="T18" style:family="text">
      <style:text-properties officeooo:rsid="00421dc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4adb25"/>
    </style:style>
    <style:style style:name="T21" style:family="text">
      <style:text-properties officeooo:rsid="004c72c1"/>
    </style:style>
    <style:style style:name="T22" style:family="text">
      <style:text-properties officeooo:rsid="004cb7d7"/>
    </style:style>
    <style:style style:name="T23" style:family="text">
      <style:text-properties officeooo:rsid="00538365"/>
    </style:style>
    <style:style style:name="T24" style:family="text">
      <style:text-properties officeooo:rsid="0055075b"/>
    </style:style>
    <style:style style:name="T25" style:family="text">
      <style:text-properties officeooo:rsid="005788ad"/>
    </style:style>
    <style:style style:name="T26" style:family="text">
      <style:text-properties officeooo:rsid="005a6050"/>
    </style:style>
    <style:style style:name="T27" style:family="text">
      <style:text-properties officeooo:rsid="005dcb07"/>
    </style:style>
    <style:style style:name="T28" style:family="text">
      <style:text-properties officeooo:rsid="00609f02"/>
    </style:style>
    <style:style style:name="T29" style:family="text">
      <style:text-properties officeooo:rsid="00674120"/>
    </style:style>
    <style:style style:name="T30" style:family="text">
      <style:text-properties officeooo:rsid="00690c56"/>
    </style:style>
    <style:style style:name="T31" style:family="text">
      <style:text-properties officeooo:rsid="006e3d7d"/>
    </style:style>
    <style:style style:name="T32" style:family="text">
      <style:text-properties officeooo:rsid="007099d3"/>
    </style:style>
    <style:style style:name="T33" style:family="text">
      <style:text-properties officeooo:rsid="00719d52"/>
    </style:style>
    <style:style style:name="T34" style:family="text">
      <style:text-properties officeooo:rsid="00796271"/>
    </style:style>
    <style:style style:name="T35" style:family="text">
      <style:text-properties officeooo:rsid="0085920f"/>
    </style:style>
    <style:style style:name="T36" style:family="text">
      <style:text-properties officeooo:rsid="00890fc3"/>
    </style:style>
    <style:style style:name="T37" style:family="text">
      <style:text-properties officeooo:rsid="008a6660"/>
    </style:style>
    <style:style style:name="T38" style:family="text">
      <style:text-properties officeooo:rsid="008a823f"/>
    </style:style>
    <style:style style:name="T39" style:family="text">
      <style:text-properties officeooo:rsid="008a8314"/>
    </style:style>
    <style:style style:name="T40" style:family="text">
      <style:text-properties officeooo:rsid="008aad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AWS</text:p>
      <text:p text:style-name="P12"/>
      <text:p text:style-name="P32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2"><text:a xlink:type="simple" xlink:href="https://www.aws.training/LearningLibrary" text:style-name="Internet_20_link" text:visited-style-name="Visited_20_Internet_20_Link">https://www.aws.training/LearningLibrary</text:a></text:p>
      <text:p text:style-name="P12"/>
      <text:p text:style-name="P12">* Global infrastructure:</text:p>
      <text:p text:style-name="P1"/>
      <text:p text:style-name="P2">Regions:</text:p>
      <text:p text:style-name="P7">An AWS Region is a separated geographical area, <text:span text:style-name="T2">like: </text:span></text:p>
      <text:p text:style-name="P7"/>
      <text:list xml:id="list4276046401" text:style-name="L1">
        <text:list-item>
          <text:p text:style-name="P64">US West - Northern Carolina, code us-west-1</text:p>
        </text:list-item>
        <text:list-item>
          <text:p text:style-name="P65">US West – Oregon, code us-west-2</text:p>
        </text:list-item>
        <text:list-item>
          <text:p text:style-name="P64">EU – Ireland, code eu-west-1</text:p>
        </text:list-item>
        <text:list-item>
          <text:p text:style-name="P65">Asia Pacific – Tokio, code ap-northeast-1</text:p>
        </text:list-item>
        <text:list-item>
          <text:p text:style-name="P66">Asia Pacific – Sydney, code ap-shoutheast-2</text:p>
        </text:list-item>
        <text:list-item>
          <text:p text:style-name="P66">etc</text:p>
        </text:list-item>
      </text:list>
      <text:p text:style-name="P6"/>
      <text:p text:style-name="P6"/>
      <text:p text:style-name="P2">Availability zone<text:span text:style-name="T1">s / AZ:</text:span></text:p>
      <text:p text:style-name="P8">Collection of datacenters within a region.</text:p>
      <text:p text:style-name="P8"/>
      <text:p text:style-name="P8">Isolated between them but connected with high speed networks.</text:p>
      <text:p text:style-name="P9">Isolated: <text:s/>Physically separated, different power providers, <text:span text:style-name="T3">multiple tier1 providers,</text:span> backup generators, etc.</text:p>
      <text:p text:style-name="P6"/>
      <text:p text:style-name="P6"/>
      <text:p text:style-name="P2">Edge locations:</text:p>
      <text:p text:style-name="P10">Hosts the CDN</text:p>
      <text:p text:style-name="P10"/>
      <text:p text:style-name="P10"/>
      <text:p text:style-name="P11">* <text:span text:style-name="T4">Amazon Private Cloud – VPC: <text:s/></text:span><text:span text:style-name="T8">Private networks</text:span></text:p>
      <text:p text:style-name="P6"/>
      <text:list xml:id="list300227690" text:style-name="L2">
        <text:list-item>
          <text:p text:style-name="P67">Works with AWS regions and availability zones (az)</text:p>
        </text:list-item>
        <text:list-item>
          <text:p text:style-name="P67">Subnets</text:p>
        </text:list-item>
        <text:list-item>
          <text:p text:style-name="P67">Route tables.</text:p>
        </text:list-item>
        <text:list-item>
          <text:p text:style-name="P67">Internet Gateway (IGW) to get internet from the VPC</text:p>
        </text:list-item>
        <text:list-item>
          <text:p text:style-name="P67">NAT Gateway, allows private <text:span text:style-name="T19">subnets</text:span> to get internet</text:p>
        </text:list-item>
        <text:list-item>
          <text:p text:style-name="P67">Network access control lists (NACL) <text:span text:style-name="T5">control access to subnets stateless</text:span></text:p>
        </text:list-item>
      </text:list>
      <text:p text:style-name="P19"/>
      <text:p text:style-name="P19"/>
      <text:p text:style-name="P13">* <text:span text:style-name="T6">AWS Security Groups:</text:span></text:p>
      <text:p text:style-name="P19"/>
      <text:p text:style-name="P20">Is the firewall on EC2, like Iptables allows and deny IPs, protocols, etc</text:p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0">* </text:span><text:span text:style-name="T11">Amazon Elastic Compute – EC2: <text:s/></text:span><text:span text:style-name="T13">Elastic compute/server/</text:span><text:span text:style-name="T16">instances</text:span><text:span text:style-name="T13"> cloud</text:span></text:p>
      <text:p text:style-name="P23"/>
      <text:list xml:id="list3087615621" text:style-name="L3">
        <text:list-item>
          <text:p text:style-name="P68">Compute / server<text:span text:style-name="T14">s / Instances</text:span>: Server resources, like app server, mail, nfs, web,proxy, etc</text:p>
        </text:list-item>
        <text:list-item>
          <text:p text:style-name="P68">Cloud: Is cloud hosted</text:p>
        </text:list-item>
        <text:list-item>
          <text:p text:style-name="P68">Elastic: Properly configured you can increase or decrease the servers on demand, etc.</text:p>
        </text:list-item>
      </text:list>
      <text:p text:style-name="P23"/>
      <text:p text:style-name="P24">Amazon EC2 <text:span text:style-name="T15">Instances:</text:span> <text:s/>Is how AWS calls to the servers.</text:p>
      <text:p text:style-name="P23"/>
      <text:list xml:id="list1725584232" text:style-name="L4">
        <text:list-item>
          <text:p text:style-name="P69">Pay as you go</text:p>
        </text:list-item>
        <text:list-item>
          <text:p text:style-name="P69">Broad selection on HW/SW</text:p>
        </text:list-item>
        <text:list-item>
          <text:p text:style-name="P69">Global hosting</text:p>
        </text:list-item>
        <text:list-item>
          <text:p text:style-name="P70">etc</text:p>
        </text:list-item>
      </text:list>
      <text:p text:style-name="P27"/>
      <text:p text:style-name="P25"><text:span text:style-name="T15">AMI - <text:s/>Amazon Machine Image:</text:span> The operating system to install into the instance.</text:p>
      <text:p text:style-name="P25"/>
      <text:p text:style-name="P25"/>
      <text:p text:style-name="P22"/>
      <text:p text:style-name="P15">* AWS Lambda:</text:p>
      <text:p text:style-name="P26"/>
      <text:p text:style-name="P26">Run apps/code without instances/servers. <text:span text:style-name="T18">Have limitations like time and so.</text:span></text:p>
      <text:p text:style-name="P21"/>
      <text:p text:style-name="P19"/>
      <text:p text:style-name="P13">* <text:span text:style-name="T17">AWS Elastic Beanstalk:</text:span></text:p>
      <text:p text:style-name="P19"/>
      <text:p text:style-name="P28">You can create a webserver with different specs to run, LB, size, instance type, etc, and you will add your web code there. You can change the specs after created.</text:p>
      <text:p text:style-name="P28"/>
      <text:p text:style-name="P28">With this you don’t have to be worried about the HW, AWS will take care about it.</text:p>
      <text:p text:style-name="P28"/>
      <text:p text:style-name="P28">You can upload java, node.js, python, etc.</text:p>
      <text:p text:style-name="P29"/>
      <text:p text:style-name="P30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0"/>
      <text:p text:style-name="P30">Once all is done the instance is deployed and running your code without you being to manage the server.</text:p>
      <text:p text:style-name="P30"/>
      <text:p text:style-name="P30"/>
      <text:p text:style-name="P14">* <text:span text:style-name="T17">Application Load Balancer: </text:span><text:span text:style-name="T9">There are three types:</text:span></text:p>
      <text:list xml:id="list4002938441" text:style-name="L5">
        <text:list-header>
          <text:p text:style-name="P71"/>
        </text:list-header>
        <text:list-item>
          <text:p text:style-name="P73"><text:span text:style-name="T9">C</text:span><text:span text:style-name="T7">lassic</text:span></text:p>
        </text:list-item>
        <text:list-item>
          <text:p text:style-name="P73"><text:span text:style-name="T9">A</text:span><text:span text:style-name="T7">pplication</text:span></text:p>
        </text:list-item>
        <text:list-item>
          <text:p text:style-name="P72">Network</text:p>
        </text:list-item>
      </text:list>
      <text:p text:style-name="P30"/>
      <text:p text:style-name="P31"/>
      <text:p text:style-name="P31"/>
      <text:p text:style-name="P31"/>
      <text:p text:style-name="P16"><text:soft-page-break/>* <text:span text:style-name="T20">Auto Scaling:</text:span></text:p>
      <text:p text:style-name="P31"/>
      <text:p text:style-name="P33">Create or reduce resources (instances, etc) on demand <text:span text:style-name="T21">to reduce costs.</text:span></text:p>
      <text:p text:style-name="P33"/>
      <text:p text:style-name="P33"><text:span text:style-name="T15">CloudWatch</text:span> have to be configured because will detect the peaks to scale <text:span text:style-name="T22">in</text:span> or <text:span text:style-name="T22">out</text:span>.</text:p>
      <text:p text:style-name="P31"/>
      <text:p text:style-name="P31"/>
      <text:p text:style-name="P3">Auto Scaling components:</text:p>
      <text:p text:style-name="P34"/>
      <text:p text:style-name="P34"><text:span text:style-name="T15">Launch Configuration:</text:span> What</text:p>
      <text:list xml:id="list2667253901" text:style-name="L6">
        <text:list-item>
          <text:p text:style-name="P74">AMI</text:p>
        </text:list-item>
        <text:list-item>
          <text:p text:style-name="P74">Instance type</text:p>
        </text:list-item>
        <text:list-item>
          <text:p text:style-name="P74">Security groups</text:p>
        </text:list-item>
        <text:list-item>
          <text:p text:style-name="P74">Roles</text:p>
        </text:list-item>
      </text:list>
      <text:p text:style-name="P34"/>
      <text:p text:style-name="P35"><text:span text:style-name="T15">Auto Scaling Group: </text:span><text:s/>Where</text:p>
      <text:list xml:id="list739416868" text:style-name="L7">
        <text:list-item>
          <text:p text:style-name="P75">VPC and Subnets</text:p>
        </text:list-item>
        <text:list-item>
          <text:p text:style-name="P75">Load Balancer</text:p>
        </text:list-item>
        <text:list-item>
          <text:p text:style-name="P75">Minimum and Maximun instances</text:p>
        </text:list-item>
        <text:list-item>
          <text:p text:style-name="P75">Desired capacity</text:p>
        </text:list-item>
      </text:list>
      <text:p text:style-name="P35"/>
      <text:p text:style-name="P36"><text:span text:style-name="T15">Auto Scaling Policy: </text:span><text:s/>When</text:p>
      <text:list xml:id="list2824424670" text:style-name="L8">
        <text:list-item>
          <text:p text:style-name="P76">Scheduled</text:p>
        </text:list-item>
        <text:list-item>
          <text:p text:style-name="P76">On-demand</text:p>
        </text:list-item>
        <text:list-item>
          <text:p text:style-name="P76">Scale-out policy</text:p>
        </text:list-item>
        <text:list-item>
          <text:p text:style-name="P76">Scale-in policy</text:p>
        </text:list-item>
      </text:list>
      <text:p text:style-name="P36"/>
      <text:p text:style-name="P36"/>
      <text:p text:style-name="P17">* <text:span text:style-name="T23">Amazon Elastic Block Store (EBS)</text:span></text:p>
      <text:p text:style-name="P36"/>
      <text:p text:style-name="P37">Storage units of EC2 instances</text:p>
      <text:p text:style-name="P38">You can create, add, and unatach <text:span text:style-name="T15">extra disk space</text:span> in EC2 instances.</text:p>
      <text:p text:style-name="P38"/>
      <text:p text:style-name="P38">Can be magnetic <text:span text:style-name="T24">(cheaper, logs for example)</text:span> and ssd <text:span text:style-name="T24">(faster, expensive, used for db for example)</text:span> storage.</text:p>
      <text:p text:style-name="P38"/>
      <text:p text:style-name="P38">You have to attach the new volume to the instance that you want (have to be in the same availability zone)</text:p>
      <text:p text:style-name="P39">Then you have to mount and format the new disk space as usual.</text:p>
      <text:p text:style-name="P39"/>
      <text:p text:style-name="P39">If you want to remove it you can unmount it and attach it to another EC2 instance or remove it because <text:span text:style-name="T25">you are paying for it.</text:span></text:p>
      <text:p text:style-name="P37"/>
      <text:p text:style-name="P40">You can encrypt the volumes, send it to another availability zone, etc.</text:p>
      <text:p text:style-name="P40"/>
      <text:p text:style-name="P40"/>
      <text:p text:style-name="P37"/>
      <text:p text:style-name="P37"/>
      <text:p text:style-name="P37"><text:soft-page-break/></text:p>
      <text:p text:style-name="P18">* Amazon S3</text:p>
      <text:p text:style-name="P41"/>
      <text:p text:style-name="P41"/>
      <text:p text:style-name="P41"><text:span text:style-name="T10">* </text:span><text:span text:style-name="T12">Amazon Glacier: </text:span><text:span text:style-name="T26">(pronunciado gleisher)</text:span></text:p>
      <text:p text:style-name="P42"/>
      <text:p text:style-name="P42">Data archiving solution. <text:span text:style-name="T27">Long storage at low cost. Stores cold data.</text:span></text:p>
      <text:p text:style-name="P42"/>
      <text:p text:style-name="P42"/>
      <text:p text:style-name="P44">* <text:span text:style-name="T28">Amazon Relational Database Service <text:s text:c="2"/>RDS</text:span></text:p>
      <text:p text:style-name="P42"/>
      <text:p text:style-name="P52">Managed service that sets up and operate a relational database in the cloud.</text:p>
      <text:p text:style-name="P43"/>
      <text:p text:style-name="P47">Amazon takes care of administration stuff like:</text:p>
      <text:p text:style-name="P46"/>
      <text:list xml:id="list3426463381" text:style-name="L9">
        <text:list-item>
          <text:p text:style-name="P77">Server maintenance and energy foot print</text:p>
        </text:list-item>
        <text:list-item>
          <text:p text:style-name="P77">Software install and patches</text:p>
        </text:list-item>
        <text:list-item>
          <text:p text:style-name="P77">Database backups and high availability</text:p>
        </text:list-item>
        <text:list-item>
          <text:p text:style-name="P77">Limits on scalability</text:p>
        </text:list-item>
        <text:list-item>
          <text:p text:style-name="P77">Data security</text:p>
        </text:list-item>
        <text:list-item>
          <text:p text:style-name="P78">Scaling</text:p>
        </text:list-item>
        <text:list-item>
          <text:p text:style-name="P78">Power and rack &amp; stack</text:p>
        </text:list-item>
      </text:list>
      <text:p text:style-name="P49"/>
      <text:p text:style-name="P48">You will manage your database and the application optimization</text:p>
      <text:p text:style-name="P49"/>
      <text:p text:style-name="P50"><text:span text:style-name="T15">* Database Instances</text:span>, <text:span text:style-name="T29">isolated db environment that can contain multiple db created by the user.</text:span></text:p>
      <text:p text:style-name="P53"/>
      <text:p text:style-name="P54">DB Instance Class</text:p>
      <text:list xml:id="list2441426686" text:style-name="L10">
        <text:list-item>
          <text:p text:style-name="P79">Storage</text:p>
        </text:list-item>
        <text:list-item>
          <text:p text:style-name="P79">Memory</text:p>
        </text:list-item>
        <text:list-item>
          <text:p text:style-name="P79">Network performance</text:p>
        </text:list-item>
      </text:list>
      <text:p text:style-name="P54"/>
      <text:p text:style-name="P54">DB Instances Storage</text:p>
      <text:list xml:id="list2524235386" text:style-name="L11">
        <text:list-item>
          <text:p text:style-name="P80">Magnetic</text:p>
        </text:list-item>
        <text:list-item>
          <text:p text:style-name="P80">SSD</text:p>
        </text:list-item>
        <text:list-item>
          <text:p text:style-name="P80">Provisioned IOPS</text:p>
        </text:list-item>
      </text:list>
      <text:p text:style-name="P54"/>
      <text:p text:style-name="P51"/>
      <text:p text:style-name="P4">Databases supported: <text:span text:style-name="T30">(db engines)</text:span></text:p>
      <text:list xml:id="list419020869" text:style-name="L12">
        <text:list-item>
          <text:p text:style-name="P81">MySQL</text:p>
        </text:list-item>
        <text:list-item>
          <text:p text:style-name="P81">Amazon Aurora</text:p>
        </text:list-item>
        <text:list-item>
          <text:p text:style-name="P81">SQL Server</text:p>
        </text:list-item>
        <text:list-item>
          <text:p text:style-name="P81">PostgreSQL</text:p>
        </text:list-item>
        <text:list-item>
          <text:p text:style-name="P81">MariaDB</text:p>
        </text:list-item>
        <text:list-item>
          <text:p text:style-name="P81">Oracle</text:p>
        </text:list-item>
      </text:list>
      <text:p text:style-name="P50"/>
      <text:p text:style-name="P50"/>
      <text:p text:style-name="P50"/>
      <text:p text:style-name="P55"><text:soft-page-break/>You can use DB Instances in a VPC environment, with all the typical stuff.</text:p>
      <text:p text:style-name="P56"><text:span text:style-name="T15">High Availability with Multi-AZ</text:span> (Availability Zones/different data centers)</text:p>
      <text:p text:style-name="P57"/>
      <text:p text:style-name="P57">You can have a DB instance in another AZ, <text:span text:style-name="T31">setting a copy of the original.</text:span></text:p>
      <text:p text:style-name="P58"/>
      <text:p text:style-name="P58">Transactions will be sync to the standby DB instance in another AZ.</text:p>
      <text:p text:style-name="P58"/>
      <text:p text:style-name="P59">If the master fails the standby will pick the master roll, <text:span text:style-name="T32">thanks to the DNS endpoint.</text:span></text:p>
      <text:p text:style-name="P59"/>
      <text:p text:style-name="P60">Creation of Read replicas than can also be promoted to master <text:span text:style-name="T33">and used to scale up db in case of peak load.</text:span></text:p>
      <text:p text:style-name="P60"/>
      <text:p text:style-name="P60"/>
      <text:p text:style-name="P45">* <text:span text:style-name="T34">Amazon</text:span> <text:span text:style-name="T34">Dinamo DB:</text:span></text:p>
      <text:p text:style-name="P62"/>
      <text:p text:style-name="P63">Managed NoSQL database service which can be used as a datastore for applications which need to store large amounts of data, support high request volume and require low latency query performance.</text:p>
      <text:p text:style-name="P63"/>
      <text:list xml:id="list1785842168" text:style-name="L13">
        <text:list-item>
          <text:p text:style-name="P82">NoSQL database tables as a service</text:p>
        </text:list-item>
        <text:list-item>
          <text:p text:style-name="P83">Store as many items as you want</text:p>
        </text:list-item>
        <text:list-item>
          <text:p text:style-name="P83">Items may have differing attributes</text:p>
        </text:list-item>
        <text:list-item>
          <text:p text:style-name="P83">Low-latency queries</text:p>
        </text:list-item>
        <text:list-item>
          <text:p text:style-name="P83">Scalable read/write throughput</text:p>
        </text:list-item>
      </text:list>
      <text:p text:style-name="P61"/>
      <text:p text:style-name="P61"/>
      <text:p text:style-name="P85">* Amazon Redshift:</text:p>
      <text:p text:style-name="P84"/>
      <text:p text:style-name="P88">Fast fully managed data warehouse <text:span text:style-name="T35">using standard SQL.</text:span></text:p>
      <text:p text:style-name="P90">Like Dinamo db but for relational db (SQL)</text:p>
      <text:p text:style-name="P90"/>
      <text:p text:style-name="P90">AWS takes care of the systems (hw maintenance,OS,<text:span text:style-name="T40">backups,</text:span>etc ) letting you free to do queries and analysis.</text:p>
      <text:p text:style-name="P88"/>
      <text:p text:style-name="P89">Use Cases: <text:s/>Big Data, <text:span text:style-name="T36">SaaS</text:span></text:p>
      <text:p text:style-name="P89"/>
      <text:p text:style-name="P91">Then you can get inside using <text:span text:style-name="T37">a sql client, like</text:span> pgadmin, and do your queries.</text:p>
      <text:p text:style-name="P91"/>
      <text:p text:style-name="P91"/>
      <text:p text:style-name="P86">* <text:span text:style-name="T38">Amazon Aurora:</text:span></text:p>
      <text:p text:style-name="P91"/>
      <text:p text:style-name="P92"><text:span text:style-name="T39">Managed service mys</text:span>ql relational db engine.</text:p>
      <text:p text:style-name="P92"/>
      <text:p text:style-name="P93">Is quite similar to Amazon Redshift.</text:p>
      <text:p text:style-name="P93"/>
      <text:p text:style-name="P93">Investigate more …………………………</text:p>
      <text:p text:style-name="P93"/>
      <text:p text:style-name="P93"/>
      <text:p text:style-name="P93"/>
      <text:p text:style-name="P87"><text:soft-page-break/>* AWS Trusted Advisor:</text:p>
      <text:p text:style-name="P93"/>
      <text:p text:style-name="P94">Tools that gives best practices (or checks) to provide:</text:p>
      <text:list xml:id="list2560054886" text:style-name="L14">
        <text:list-item>
          <text:p text:style-name="P95">Cost Optimization</text:p>
        </text:list-item>
        <text:list-item>
          <text:p text:style-name="P95">Performance</text:p>
        </text:list-item>
        <text:list-item>
          <text:p text:style-name="P95">Security</text:p>
        </text:list-item>
        <text:list-item>
          <text:p text:style-name="P95">Faul Tolerance</text:p>
        </text:list-item>
        <text:list-item>
          <text:p text:style-name="P98">Service Limits</text:p>
        </text:list-item>
      </text:list>
      <text:p text:style-name="P93"/>
      <text:p text:style-name="P93"/>
      <text:p text:style-name="P96">API and integrated in watch cloud.</text:p>
      <text:p text:style-name="P92"/>
      <text:p text:style-name="P97">You can create rules.</text:p>
      <text:p text:style-name="P92"/>
      <text:p text:style-name="P92"/>
      <text:p text:style-name="P92"/>
      <text:p text:style-name="P99">AWS Essential security (1 hour)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24T02:58:01.758000000</dc:date>
    <meta:editing-duration>PT12H50M4S</meta:editing-duration>
    <meta:editing-cycles>98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140" meta:word-count="985" meta:character-count="5741" meta:non-whitespace-character-count="4941"/>
  </office:meta>
</office:document-meta>
</file>